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1d6492" officeooo:paragraph-rsid="001d649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ttps://www.figma.com/file/597AL3AeAPEZQGu8PAYquU/Alura-Plus---Layout-(Copy)?type=design&amp;mode=design&amp;t=DRo0GyYPOA9Nh5EL-0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pt" fo:country="B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8-07T11:18:32.125028734</meta:creation-date>
    <dc:date>2023-08-07T11:18:51.428449075</dc:date>
    <meta:editing-duration>PT20S</meta:editing-duration>
    <meta:editing-cycles>1</meta:editing-cycles>
    <meta:document-statistic meta:table-count="0" meta:image-count="0" meta:object-count="0" meta:page-count="1" meta:paragraph-count="1" meta:word-count="2" meta:character-count="121" meta:non-whitespace-character-count="121"/>
    <meta:generator>LibreOffice/5.1.6.2$Linux_X86_64 LibreOffice_project/10m0$Build-2</meta:generator>
  </office:meta>
</office:document-meta>
</file>